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1.0008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1.661in"/>
    </style:style>
    <style:style style:name="co8" style:family="table-column">
      <style:table-column-properties fo:break-before="auto" style:column-width="1.5992in"/>
    </style:style>
    <style:style style:name="co11" style:family="table-column">
      <style:table-column-properties fo:break-before="auto" style:column-width="2.1154in"/>
    </style:style>
    <style:style style:name="co12" style:family="table-column">
      <style:table-column-properties fo:break-before="auto" style:column-width="1.1146in"/>
    </style:style>
    <style:style style:name="ro17" style:family="table-row">
      <style:table-row-properties style:row-height="0.1917in" fo:break-before="auto" style:use-optimal-row-height="true"/>
    </style:style>
    <style:style style:name="ro1" style:family="table-row">
      <style:table-row-properties style:row-height="0.2835in" fo:break-before="auto" style:use-optimal-row-height="false"/>
    </style:style>
    <style:style style:name="ro3" style:family="table-row">
      <style:table-row-properties style:row-height="0.4417in" fo:break-before="auto" style:use-optimal-row-height="false"/>
    </style:style>
    <style:style style:name="ro4" style:family="table-row">
      <style:table-row-properties style:row-height="0.4917in" fo:break-before="auto" style:use-optimal-row-height="false"/>
    </style:style>
    <style:style style:name="ro5" style:family="table-row">
      <style:table-row-properties style:row-height="0.4835in" fo:break-before="auto" style:use-optimal-row-height="false"/>
    </style:style>
    <style:style style:name="ro6" style:family="table-row">
      <style:table-row-properties style:row-height="0.4335in" fo:break-before="auto" style:use-optimal-row-height="false"/>
    </style:style>
    <style:style style:name="ro7" style:family="table-row">
      <style:table-row-properties style:row-height="0.5417in" fo:break-before="auto" style:use-optimal-row-height="false"/>
    </style:style>
    <style:style style:name="ro8" style:family="table-row">
      <style:table-row-properties style:row-height="0.4583in" fo:break-before="auto" style:use-optimal-row-height="false"/>
    </style:style>
    <style:style style:name="ro9" style:family="table-row">
      <style:table-row-properties style:row-height="0.4311in" fo:break-before="auto" style:use-optimal-row-height="false"/>
    </style:style>
    <style:style style:name="ro10" style:family="table-row">
      <style:table-row-properties style:row-height="0.5917in" fo:break-before="auto" style:use-optimal-row-height="false"/>
    </style:style>
    <style:style style:name="ro11" style:family="table-row">
      <style:table-row-properties style:row-height="0.5083in" fo:break-before="auto" style:use-optimal-row-height="false"/>
    </style:style>
    <style:style style:name="ro12" style:family="table-row">
      <style:table-row-properties style:row-height="0.5154in" fo:break-before="auto" style:use-optimal-row-height="false"/>
    </style:style>
    <style:style style:name="ro13" style:family="table-row">
      <style:table-row-properties style:row-height="0.3575in" fo:break-before="auto" style:use-optimal-row-height="false"/>
    </style:style>
    <style:style style:name="ro14" style:family="table-row">
      <style:table-row-properties style:row-height="0.4146in" fo:break-before="auto" style:use-optimal-row-height="false"/>
    </style:style>
    <style:style style:name="ro15" style:family="table-row">
      <style:table-row-properties style:row-height="0.3835in" fo:break-before="auto" style:use-optimal-row-height="false"/>
    </style:style>
    <style:style style:name="ro16" style:family="table-row">
      <style:table-row-properties style:row-height="0.389in" fo:break-before="auto" style:use-optimal-row-height="false"/>
    </style:style>
    <style:style style:name="ro18" style:family="table-row">
      <style:table-row-properties style:row-height="0.1965in" fo:break-before="auto" style:use-optimal-row-height="true"/>
    </style:style>
    <style:style style:name="ro19" style:family="table-row">
      <style:table-row-properties style:row-height="0.3783in" fo:break-before="auto" style:use-optimal-row-height="false"/>
    </style:style>
    <style:style style:name="ro20" style:family="table-row">
      <style:table-row-properties style:row-height="0.3362in" fo:break-before="auto" style:use-optimal-row-height="false"/>
    </style:style>
    <style:style style:name="ro21" style:family="table-row">
      <style:table-row-properties style:row-height="0.2839in" fo:break-before="auto" style:use-optimal-row-height="false"/>
    </style:style>
    <style:style style:name="ro22" style:family="table-row">
      <style:table-row-properties style:row-height="0.452in" fo:break-before="auto" style:use-optimal-row-height="false"/>
    </style:style>
    <style:style style:name="ro23" style:family="table-row">
      <style:table-row-properties style:row-height="0.4626in" fo:break-before="auto" style:use-optimal-row-height="false"/>
    </style:style>
    <style:style style:name="ro24" style:family="table-row">
      <style:table-row-properties style:row-height="0.3681in" fo:break-before="auto" style:use-optimal-row-height="false"/>
    </style:style>
    <style:style style:name="ro25" style:family="table-row">
      <style:table-row-properties style:row-height="0.3992in" fo:break-before="auto" style:use-optimal-row-height="false"/>
    </style:style>
    <style:style style:name="ro26" style:family="table-row">
      <style:table-row-properties style:row-height="0.3252in" fo:break-before="auto" style:use-optimal-row-height="false"/>
    </style:style>
    <style:style style:name="ro27" style:family="table-row">
      <style:table-row-properties style:row-height="0.3154in" fo:break-before="auto" style:use-optimal-row-height="false"/>
    </style:style>
    <style:style style:name="ro28" style:family="table-row">
      <style:table-row-properties style:row-height="0.2945in" fo:break-before="auto" style:use-optimal-row-height="false"/>
    </style:style>
    <style:style style:name="ro29" style:family="table-row">
      <style:table-row-properties style:row-height="0.4098in" fo:break-before="auto" style:use-optimal-row-height="false"/>
    </style:style>
    <style:style style:name="ro30" style:family="table-row">
      <style:table-row-properties style:row-height="0.3472in" fo:break-before="auto" style:use-optimal-row-height="false"/>
    </style:style>
    <style:style style:name="ro31" style:family="table-row">
      <style:table-row-properties style:row-height="0.1791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00ff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3"/>
        <table:table-column table:style-name="co4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1" table:default-cell-style-name="ce8"/>
        <table:table-column table:style-name="co12" table:number-columns-repeated="250" table:default-cell-style-name="ce13"/>
        <table:table-column table:style-name="co12" table:number-columns-repeated="765" table:default-cell-style-name="ce14"/>
        <table:table-column table:style-name="co9" table:default-cell-style-name="ce14"/>
        <table:table-column table:style-name="co9" table:default-cell-style-name="Default"/>
        <table:table-row table:style-name="ro1">
          <table:table-cell table:style-name="ce2" office:value-type="string">
            <text:p>ITEM</text:p>
          </table:table-cell>
          <table:table-cell table:style-name="ce2" office:value-type="string">
            <text:p>V2.6 ITEMID</text:p>
          </table:table-cell>
          <table:table-cell table:style-name="ce2" office:value-type="string">
            <text:p>V3.0 ITEMID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ORIGIN</text:p>
          </table:table-cell>
          <table:table-cell table:style-name="ce2" office:value-type="string">
            <text:p>COMMENTS</text:p>
          </table:table-cell>
          <table:table-cell table:number-columns-repeated="1017"/>
        </table:table-row>
        <table:table-row table:style-name="ro3">
          <table:table-cell office:value-type="string">
            <text:p>Bicarbonate (HCO3)</text:p>
          </table:table-cell>
          <table:table-cell table:number-columns-repeated="2" office:value-type="float" office:value="812">
            <text:p>812</text:p>
          </table:table-cell>
          <table:table-cell office:value-type="string">
            <text:p>HCO3</text:p>
          </table:table-cell>
          <table:table-cell office:value-type="string">
            <text:p>ABG</text:p>
          </table:table-cell>
          <table:table-cell office:value-type="string">
            <text:p>CHART</text:p>
          </table:table-cell>
          <table:table-cell office:value-type="string">
            <text:p>Only 30 records?? (787, 3810??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float" office:value="227443">
            <text:p>227443</text:p>
          </table:table-cell>
          <table:table-cell office:value-type="string">
            <text:p>HCO3 (serum)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ilirubin</text:p>
          </table:table-cell>
          <table:table-cell table:number-columns-repeated="2" office:value-type="float" office:value="1538">
            <text:p>1538</text:p>
          </table:table-cell>
          <table:table-cell office:value-type="string">
            <text:p>Total Bili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848">
            <text:p>848</text:p>
          </table:table-cell>
          <table:table-cell office:value-type="string">
            <text:p>Total Bili (0-1.5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5690">
            <text:p>225690</text:p>
          </table:table-cell>
          <table:table-cell office:value-type="string">
            <text:p>Total Bilirubin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Invasive (Arterial) Blood Pressure</text:p>
          </table:table-cell>
          <table:table-cell table:number-columns-repeated="2" office:value-type="float" office:value="51">
            <text:p>51</text:p>
          </table:table-cell>
          <table:table-cell office:value-type="string">
            <text:p>Arterial BP (value1- systoli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6">
          <table:table-cell/>
          <table:table-cell table:number-columns-repeated="2" office:value-type="float" office:value="51">
            <text:p>51</text:p>
          </table:table-cell>
          <table:table-cell office:value-type="string">
            <text:p>Arterial BP (value2- diastoli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float" office:value="220050">
            <text:p>220050</text:p>
          </table:table-cell>
          <table:table-cell office:value-type="string">
            <text:p>Arterial Blood Pressure systolic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float" office:value="220051">
            <text:p>220051</text:p>
          </table:table-cell>
          <table:table-cell office:value-type="string">
            <text:p>Arterial Blood Pressure diastolic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52">
            <text:p>52</text:p>
          </table:table-cell>
          <table:table-cell office:value-type="string">
            <text:p>Arterial BP Mean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float" office:value="220052">
            <text:p>220052</text:p>
          </table:table-cell>
          <table:table-cell office:value-type="string">
            <text:p>Arterial Blood Pressure mean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Non Invasive Blood Pressure (NIBP)</text:p>
          </table:table-cell>
          <table:table-cell table:number-columns-repeated="2" office:value-type="float" office:value="455">
            <text:p>455</text:p>
          </table:table-cell>
          <table:table-cell office:value-type="string">
            <text:p>NBP (value1-systoli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0">
          <table:table-cell/>
          <table:table-cell table:number-columns-repeated="2" office:value-type="float" office:value="455">
            <text:p>455</text:p>
          </table:table-cell>
          <table:table-cell office:value-type="string">
            <text:p>NBP (value2-diastoli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0">
          <table:table-cell/>
          <table:table-cell table:style-name="Default"/>
          <table:table-cell table:style-name="ce5" office:value-type="float" office:value="220179">
            <text:p>220179</text:p>
          </table:table-cell>
          <table:table-cell office:value-type="string">
            <text:p>Non Invasive Blood Pressure systolic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style-name="ce10"/>
          <table:table-cell table:number-columns-repeated="1017"/>
        </table:table-row>
        <table:table-row table:style-name="ro11">
          <table:table-cell/>
          <table:table-cell table:style-name="Default"/>
          <table:table-cell table:style-name="ce5" office:value-type="float" office:value="220180">
            <text:p>220180</text:p>
          </table:table-cell>
          <table:table-cell office:value-type="string">
            <text:p>Non Invasive Blood Pressure diastolic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number-columns-repeated="2" office:value-type="float" office:value="456">
            <text:p>456</text:p>
          </table:table-cell>
          <table:table-cell office:value-type="string">
            <text:p>NBP Mean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float" office:value="220181">
            <text:p>220181</text:p>
          </table:table-cell>
          <table:table-cell office:value-type="string">
            <text:p>Non Invasive Blood Pressure mean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3">
          <table:table-cell office:value-type="string">
            <text:p>Blood Transfusions</text:p>
          </table:table-cell>
          <table:table-cell table:number-columns-repeated="5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float" office:value="172">
            <text:p>172</text:p>
          </table:table-cell>
          <table:table-cell office:value-type="float" office:value="40173">
            <text:p>40173</text:p>
          </table:table-cell>
          <table:table-cell office:value-type="string">
            <text:p>OR Packed RBC's</text:p>
          </table:table-cell>
          <table:table-cell office:value-type="string">
            <text:p>OR Intake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4">
          <table:table-cell table:style-name="Default"/>
          <table:table-cell/>
          <table:table-cell office:value-type="float" office:value="226368">
            <text:p>226368</text:p>
          </table:table-cell>
          <table:table-cell office:value-type="string">
            <text:p>OR Packed RBC Intake</text:p>
          </table:table-cell>
          <table:table-cell office:value-type="string">
            <text:p>Blood Products/Colloid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40145">
            <text:p>40145</text:p>
          </table:table-cell>
          <table:table-cell office:value-type="string">
            <text:p>Packed RBC's 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float" office:value="40398">
            <text:p>40398</text:p>
          </table:table-cell>
          <table:table-cell office:value-type="string">
            <text:p>Washed PRBC's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4">
            <text:p>734</text:p>
          </table:table-cell>
          <table:table-cell office:value-type="float" office:value="40735">
            <text:p>40735</text:p>
          </table:table-cell>
          <table:table-cell office:value-type="string">
            <text:p>Packed RBC's 350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0">
            <text:p>980</text:p>
          </table:table-cell>
          <table:table-cell office:value-type="float" office:value="40981">
            <text:p>40981</text:p>
          </table:table-cell>
          <table:table-cell office:value-type="string">
            <text:p>Packed RBC's 150.0ml</text:p>
          </table:table-cell>
          <table:table-cell office:value-type="string">
            <text:p>IV Drip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1">
            <text:p>1011</text:p>
          </table:table-cell>
          <table:table-cell office:value-type="float" office:value="41012">
            <text:p>41012</text:p>
          </table:table-cell>
          <table:table-cell office:value-type="string">
            <text:p>Packed RBC's 750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6">
            <text:p>1106</text:p>
          </table:table-cell>
          <table:table-cell office:value-type="float" office:value="41107">
            <text:p>41107</text:p>
          </table:table-cell>
          <table:table-cell office:value-type="string">
            <text:p>Packed RBC's 75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1">
            <text:p>1141</text:p>
          </table:table-cell>
          <table:table-cell office:value-type="float" office:value="41142">
            <text:p>41142</text:p>
          </table:table-cell>
          <table:table-cell office:value-type="string">
            <text:p>Packed RBC's 372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5">
            <text:p>1585</text:p>
          </table:table-cell>
          <table:table-cell office:value-type="float" office:value="41586">
            <text:p>41586</text:p>
          </table:table-cell>
          <table:table-cell office:value-type="string">
            <text:p>Packed RBC's 100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7">
            <text:p>1737</text:p>
          </table:table-cell>
          <table:table-cell office:value-type="float" office:value="41738">
            <text:p>41738</text:p>
          </table:table-cell>
          <table:table-cell office:value-type="string">
            <text:p>Packed RBC's 125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8">
            <text:p>1738</text:p>
          </table:table-cell>
          <table:table-cell office:value-type="float" office:value="41739">
            <text:p>41739</text:p>
          </table:table-cell>
          <table:table-cell office:value-type="string">
            <text:p>Packed RBC's 400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9">
            <text:p>2909</text:p>
          </table:table-cell>
          <table:table-cell office:value-type="float" office:value="42910">
            <text:p>42910</text:p>
          </table:table-cell>
          <table:table-cell office:value-type="string">
            <text:p>Packed RBC's 325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35">
            <text:p>3735</text:p>
          </table:table-cell>
          <table:table-cell office:value-type="float" office:value="43736">
            <text:p>43736</text:p>
          </table:table-cell>
          <table:table-cell office:value-type="string">
            <text:p>Packed RBC's 95.0ml</text:p>
          </table:table-cell>
          <table:table-cell office:value-type="string">
            <text:p>IV Drip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92">
            <text:p>3992</text:p>
          </table:table-cell>
          <table:table-cell office:value-type="float" office:value="43993">
            <text:p>43993</text:p>
          </table:table-cell>
          <table:table-cell office:value-type="string">
            <text:p>Packed RBC's 500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45">
            <text:p>4245</text:p>
          </table:table-cell>
          <table:table-cell office:value-type="float" office:value="44246">
            <text:p>44246</text:p>
          </table:table-cell>
          <table:table-cell office:value-type="string">
            <text:p>Packed RBC's 3.0ml</text:p>
          </table:table-cell>
          <table:table-cell office:value-type="string">
            <text:p>IV Drip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58">
            <text:p>4258</text:p>
          </table:table-cell>
          <table:table-cell office:value-type="float" office:value="44259">
            <text:p>44259</text:p>
          </table:table-cell>
          <table:table-cell office:value-type="string">
            <text:p>Packed RBC's 450.0ml</text:p>
          </table:table-cell>
          <table:table-cell office:value-type="string">
            <text:p>Blood Product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22">
            <text:p>4422</text:p>
          </table:table-cell>
          <table:table-cell office:value-type="float" office:value="44423">
            <text:p>44423</text:p>
          </table:table-cell>
          <table:table-cell office:value-type="string">
            <text:p>Packed RBC's 300.0ml</text:p>
          </table:table-cell>
          <table:table-cell office:value-type="string">
            <text:p>IV Infusion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float" office:value="225168">
            <text:p>225168</text:p>
          </table:table-cell>
          <table:table-cell office:value-type="string">
            <text:p>Packed Red Blood Cells</text:p>
          </table:table-cell>
          <table:table-cell office:value-type="string">
            <text:p>Blood Products/Colloids</text:p>
          </table:table-cell>
          <table:table-cell office:value-type="string">
            <text:p>IO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float" office:value="227070">
            <text:p>227070</text:p>
          </table:table-cell>
          <table:table-cell office:value-type="string">
            <text:p>PACU Packed RBC Intake</text:p>
          </table:table-cell>
          <table:table-cell office:value-type="string">
            <text:p>Blood Products/Colloids</text:p>
          </table:table-cell>
          <table:table-cell office:value-type="string">
            <text:p>METAVISION</text:p>
          </table:table-cell>
          <table:table-cell table:style-name="ce11" office:value-type="string">
            <text:p>PACU:post-anesthesia care unit????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string">
            <text:p><text:s/></text:p>
          </table:table-cell>
          <table:table-cell/>
          <table:table-cell table:number-columns-repeated="2" office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Cardiac Output (CO)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C.O.(thermodilution)</text:p>
          </table:table-cell>
          <table:table-cell/>
          <table:table-cell office:value-type="string">
            <text:p>CHART</text:p>
          </table:table-cell>
          <table:table-cell office:value-type="float" office:value="-177409">
            <text:p>-17740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0088">
            <text:p>220088</text:p>
          </table:table-cell>
          <table:table-cell office:value-type="string">
            <text:p>Cardiac Output (thermodilution)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office:value-type="float" office:value="-9471">
            <text:p>-9471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89">
            <text:p>89</text:p>
          </table:table-cell>
          <table:table-cell office:value-type="string">
            <text:p>C.O. (fick)</text:p>
          </table:table-cell>
          <table:table-cell/>
          <table:table-cell office:value-type="string">
            <text:p>CHART</text:p>
          </table:table-cell>
          <table:table-cell office:value-type="float" office:value="-40098">
            <text:p>-40098</text:p>
          </table:table-cell>
          <table:table-cell table:number-columns-repeated="1017"/>
        </table:table-row>
        <table:table-row table:style-name="ro18">
          <table:table-cell/>
          <table:table-cell table:number-columns-repeated="2" office:value-type="float" office:value="1601">
            <text:p>1601</text:p>
          </table:table-cell>
          <table:table-cell office:value-type="string">
            <text:p>C.C.O</text:p>
          </table:table-cell>
          <table:table-cell/>
          <table:table-cell office:value-type="string">
            <text:p>CHART</text:p>
          </table:table-cell>
          <table:table-cell table:style-name="ce11" office:value-type="string">
            <text:p><text:s/>---17 ???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2112">
            <text:p>2112</text:p>
          </table:table-cell>
          <table:table-cell office:value-type="string">
            <text:p>continuous C.O</text:p>
          </table:table-cell>
          <table:table-cell/>
          <table:table-cell office:value-type="string">
            <text:p>CHART</text:p>
          </table:table-cell>
          <table:table-cell office:value-type="string">
            <text:p>-5 ???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4842">
            <text:p>224842</text:p>
          </table:table-cell>
          <table:table-cell office:value-type="string">
            <text:p>Cardiac Output (CCO)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office:value-type="float" office:value="-60050">
            <text:p>-6005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9">
          <table:table-cell office:value-type="string">
            <text:p>Carbon Dioxide (CO2)</text:p>
          </table:table-cell>
          <table:table-cell table:style-name="ce7" office:value-type="float" office:value="777">
            <text:p>777</text:p>
          </table:table-cell>
          <table:table-cell office:value-type="float" office:value="777">
            <text:p>777</text:p>
          </table:table-cell>
          <table:table-cell office:value-type="string">
            <text:p>Arterial CO2(Calc)</text:p>
          </table:table-cell>
          <table:table-cell office:value-type="string">
            <text:p>ABG</text:p>
          </table:table-cell>
          <table:table-cell office:value-type="string">
            <text:p>CHART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7" office:value-type="float" office:value="787">
            <text:p>787</text:p>
          </table:table-cell>
          <table:table-cell office:value-type="float" office:value="787">
            <text:p>787</text:p>
          </table:table-cell>
          <table:table-cell office:value-type="string">
            <text:p>Carbon Dioxide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style-name="ce7" office:value-type="float" office:value="3808">
            <text:p>3808</text:p>
          </table:table-cell>
          <table:table-cell office:value-type="float" office:value="3808">
            <text:p>3808</text:p>
          </table:table-cell>
          <table:table-cell office:value-type="string">
            <text:p>TCO2 <text:s text:c="7"/>(21-30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float" office:value="3810">
            <text:p>3810</text:p>
          </table:table-cell>
          <table:table-cell office:value-type="float" office:value="3810">
            <text:p>3810</text:p>
          </table:table-cell>
          <table:table-cell office:value-type="string">
            <text:p>Total CO2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number-columns-repeated="2" office:value-type="float" office:value="4199">
            <text:p>4199</text:p>
          </table:table-cell>
          <table:table-cell office:value-type="string">
            <text:p>TCO2 (cap)</text:p>
          </table:table-cell>
          <table:table-cell office:value-type="string">
            <text:p>Other ABGs</text:p>
          </table:table-cell>
          <table:table-cell office:value-type="string">
            <text:p>CHART</text:p>
          </table:table-cell>
          <table:table-cell table:style-name="ce11" office:value-type="string">
            <text:p>no uni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5698">
            <text:p>225698</text:p>
          </table:table-cell>
          <table:table-cell office:value-type="string">
            <text:p>TCO2 (calc) Arterial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style-name="ce11" office:value-type="string">
            <text:p>Unit:mEq/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3679">
            <text:p>223679</text:p>
          </table:table-cell>
          <table:table-cell office:value-type="string">
            <text:p>TCO2 (calc) Venous</text:p>
          </table:table-cell>
          <table:table-cell office:value-type="string">
            <text:p>Labs</text:p>
          </table:table-cell>
          <table:table-cell table:style-name="ce9" office:value-type="string">
            <text:p>METAVISION</text:p>
          </table:table-cell>
          <table:table-cell table:number-columns-repeated="1018"/>
        </table:table-row>
        <table:table-row table:style-name="ro1">
          <table:table-cell office:value-type="string">
            <text:p>Creatinine (highest)</text:p>
          </table:table-cell>
          <table:table-cell table:number-columns-repeated="2" office:value-type="float" office:value="791">
            <text:p>791</text:p>
          </table:table-cell>
          <table:table-cell office:value-type="string">
            <text:p>Creatinine (0-1.3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style-name="ce11" office:value-type="string">
            <text:p>blood Creatinine for adult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525">
            <text:p>1525</text:p>
          </table:table-cell>
          <table:table-cell office:value-type="string">
            <text:p>Creatinine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750">
            <text:p>3750</text:p>
          </table:table-cell>
          <table:table-cell office:value-type="string">
            <text:p>Creatinine <text:s text:c="2"/>(0-0.7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style-name="ce11" office:value-type="string">
            <text:p>Child: 0.3–0.7 mg/d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0615">
            <text:p>220615</text:p>
          </table:table-cell>
          <table:table-cell office:value-type="string">
            <text:p>Creatinine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0">
          <table:table-cell office:value-type="string">
            <text:p>Central Venous Pressure (CVP)</text:p>
          </table:table-cell>
          <table:table-cell table:number-columns-repeated="2" office:value-type="float" office:value="113">
            <text:p>113</text:p>
          </table:table-cell>
          <table:table-cell office:value-type="string">
            <text:p>CVP</text:p>
          </table:table-cell>
          <table:table-cell/>
          <table:table-cell office:value-type="string">
            <text:p>CHART</text:p>
          </table:table-cell>
          <table:table-cell office:value-type="float" office:value="1207917">
            <text:p>1207917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float" office:value="1103">
            <text:p>1103</text:p>
          </table:table-cell>
          <table:table-cell office:value-type="string">
            <text:p>cvp</text:p>
          </table:table-cell>
          <table:table-cell/>
          <table:table-cell office:value-type="string">
            <text:p>CHART</text:p>
          </table:table-cell>
          <table:table-cell office:value-type="string">
            <text:p>Only 2 record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0074">
            <text:p>220074</text:p>
          </table:table-cell>
          <table:table-cell office:value-type="string">
            <text:p>Central Venous Pressure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office:value-type="float" office:value="471549">
            <text:p>47154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lucose Levels</text:p>
          </table:table-cell>
          <table:table-cell table:number-columns-repeated="2" office:value-type="float" office:value="811">
            <text:p>811</text:p>
          </table:table-cell>
          <table:table-cell office:value-type="string">
            <text:p>Glucose (70-105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529">
            <text:p>1529</text:p>
          </table:table-cell>
          <table:table-cell office:value-type="string">
            <text:p>Glucose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office:value-type="float" office:value="290096">
            <text:p>29009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0621">
            <text:p>220621</text:p>
          </table:table-cell>
          <table:table-cell office:value-type="string">
            <text:p>Glucose (serum)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office:value-type="float" office:value="137008">
            <text:p>1370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6537">
            <text:p>226537</text:p>
          </table:table-cell>
          <table:table-cell office:value-type="string">
            <text:p>Glucose (whole blood)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office:value-type="float" office:value="61647">
            <text:p>61647</text:p>
          </table:table-cell>
          <table:table-cell office:value-type="float" office:value="50936">
            <text:p>5093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ntra-aortic balloon (IABP) pump rate</text:p>
          </table:table-cell>
          <table:table-cell table:number-columns-repeated="2" office:value-type="float" office:value="224">
            <text:p>224</text:p>
          </table:table-cell>
          <table:table-cell office:value-type="string">
            <text:p>IABP Mean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float" office:value="224322">
            <text:p>224322</text:p>
          </table:table-cell>
          <table:table-cell office:value-type="string">
            <text:p>IABP Mean</text:p>
          </table:table-cell>
          <table:table-cell office:value-type="string">
            <text:p>IABP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25">
            <text:p>225</text:p>
          </table:table-cell>
          <table:table-cell office:value-type="string">
            <text:p>IABP setting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515">
            <text:p>2515</text:p>
          </table:table-cell>
          <table:table-cell office:value-type="string">
            <text:p>IABP-BP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865">
            <text:p>2865</text:p>
          </table:table-cell>
          <table:table-cell office:value-type="string">
            <text:p>iabp-bp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6424">
            <text:p>6424</text:p>
          </table:table-cell>
          <table:table-cell office:value-type="string">
            <text:p>IABP BP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3">
          <table:table-cell office:value-type="string">
            <text:p>Intra-cranial Pressure (ICP)</text:p>
          </table:table-cell>
          <table:table-cell table:number-columns-repeated="2" office:value-type="float" office:value="226">
            <text:p>226</text:p>
          </table:table-cell>
          <table:table-cell office:value-type="string">
            <text:p>ICP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5856">
            <text:p>5856</text:p>
          </table:table-cell>
          <table:table-cell office:value-type="string">
            <text:p>icp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374">
            <text:p>1374</text:p>
          </table:table-cell>
          <table:table-cell office:value-type="string">
            <text:p>ICP Right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045">
            <text:p>2045</text:p>
          </table:table-cell>
          <table:table-cell office:value-type="string">
            <text:p>icp left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2745">
            <text:p>2745</text:p>
          </table:table-cell>
          <table:table-cell office:value-type="string">
            <text:p>ICP LEFT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0765">
            <text:p>220765</text:p>
          </table:table-cell>
          <table:table-cell office:value-type="string">
            <text:p>Intra Cranial Pressure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7989">
            <text:p>227989</text:p>
          </table:table-cell>
          <table:table-cell office:value-type="string">
            <text:p>Intra Cranial Pressure #2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2">
          <table:table-cell office:value-type="string">
            <text:p>IV Fluids</text:p>
          </table:table-cell>
          <table:table-cell office:value-type="float" office:value="1">
            <text:p>1</text:p>
          </table:table-cell>
          <table:table-cell office:value-type="float" office:value="40002">
            <text:p>40002</text:p>
          </table:table-cell>
          <table:table-cell office:value-type="string">
            <text:p>24h Total In</text:p>
          </table:table-cell>
          <table:table-cell/>
          <table:table-cell office:value-type="string">
            <text:p>IO</text:p>
          </table:table-cell>
          <table:table-cell table:style-name="ce11" office:value-type="string">
            <text:p>record in v2.6 totalbalevents, not found in v3.0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2">
            <text:p>2</text:p>
          </table:table-cell>
          <table:table-cell office:value-type="float" office:value="40003">
            <text:p>40003</text:p>
          </table:table-cell>
          <table:table-cell office:value-type="string">
            <text:p>24h Total Out</text:p>
          </table:table-cell>
          <table:table-cell/>
          <table:table-cell office:value-type="string">
            <text:p>IO</text:p>
          </table:table-cell>
          <table:table-cell table:style-name="ce11" office:value-type="string">
            <text:p>record in v2.6 totalbalevents, not found in v3.0</text:p>
          </table:table-cell>
          <table:table-cell table:number-columns-repeated="1017"/>
        </table:table-row>
        <table:table-row table:style-name="ro23">
          <table:table-cell/>
          <table:table-cell office:value-type="float" office:value="18">
            <text:p>18</text:p>
          </table:table-cell>
          <table:table-cell office:value-type="float" office:value="40019">
            <text:p>40019</text:p>
          </table:table-cell>
          <table:table-cell office:value-type="string">
            <text:p>IV Infusion In Total</text:p>
          </table:table-cell>
          <table:table-cell/>
          <table:table-cell office:value-type="string">
            <text:p>IO</text:p>
          </table:table-cell>
          <table:table-cell table:style-name="ce11" office:value-type="string">
            <text:p>record in v2.6 totalbalevents, not found in v3.0</text:p>
          </table:table-cell>
          <table:table-cell table:number-columns-repeated="1017"/>
        </table:table-row>
        <table:table-row table:style-name="ro16">
          <table:table-cell/>
          <table:table-cell office:value-type="float" office:value="29">
            <text:p>29</text:p>
          </table:table-cell>
          <table:table-cell office:value-type="float" office:value="40030">
            <text:p>40030</text:p>
          </table:table-cell>
          <table:table-cell office:value-type="string">
            <text:p>Net Hourly Balance</text:p>
          </table:table-cell>
          <table:table-cell/>
          <table:table-cell office:value-type="string">
            <text:p>IO</text:p>
          </table:table-cell>
          <table:table-cell table:style-name="ce11" office:value-type="string">
            <text:p>record in v2.6 totalbalevents, not found in v3.0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float" office:value="225103">
            <text:p>225103</text:p>
          </table:table-cell>
          <table:table-cell office:value-type="string">
            <text:p>Intravenous <text:s/>/ IV access prior to admission</text:p>
          </table:table-cell>
          <table:table-cell office:value-type="string">
            <text:p>Adm History/FHPA</text:p>
          </table:table-cell>
          <table:table-cell office:value-type="string">
            <text:p>METAVISION</text:p>
          </table:table-cell>
          <table:table-cell table:style-name="ce11" office:value-type="string">
            <text:p>record in CHARTEVENTS ?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float" office:value="226400">
            <text:p>226400</text:p>
          </table:table-cell>
          <table:table-cell office:value-type="string">
            <text:p>TOTAL CUMULATIVE FLUID BALANCE</text:p>
          </table:table-cell>
          <table:table-cell office:value-type="string">
            <text:p>Fluid Balance</text:p>
          </table:table-cell>
          <table:table-cell office:value-type="string">
            <text:p>METAVISION</text:p>
          </table:table-cell>
          <table:table-cell table:style-name="ce11" office:value-type="string">
            <text:p>record in totalbalev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ctate</text:p>
          </table:table-cell>
          <table:table-cell table:number-columns-repeated="2" office:value-type="float" office:value="818">
            <text:p>818</text:p>
          </table:table-cell>
          <table:table-cell office:value-type="string">
            <text:p>Lactic Acid(0.5-2.0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531">
            <text:p>1531</text:p>
          </table:table-cell>
          <table:table-cell office:value-type="string">
            <text:p>Lactic Acid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5668">
            <text:p>225668</text:p>
          </table:table-cell>
          <table:table-cell office:value-type="string">
            <text:p>Lactic Acid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H</text:p>
          </table:table-cell>
          <table:table-cell table:number-columns-repeated="2" office:value-type="float" office:value="780">
            <text:p>780</text:p>
          </table:table-cell>
          <table:table-cell office:value-type="string">
            <text:p>Arterial pH</text:p>
          </table:table-cell>
          <table:table-cell office:value-type="string">
            <text:p>ABG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126">
            <text:p>1126</text:p>
          </table:table-cell>
          <table:table-cell office:value-type="string">
            <text:p>Art.pH</text:p>
          </table:table-cell>
          <table:table-cell office:value-type="string">
            <text:p>ABG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4202">
            <text:p>4202</text:p>
          </table:table-cell>
          <table:table-cell office:value-type="string">
            <text:p>pH (cap)</text:p>
          </table:table-cell>
          <table:table-cell office:value-type="string">
            <text:p>Other ABGs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4753">
            <text:p>4753</text:p>
          </table:table-cell>
          <table:table-cell office:value-type="string">
            <text:p>pH (Art)</text:p>
          </table:table-cell>
          <table:table-cell office:value-type="string">
            <text:p>ABG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3830">
            <text:p>223830</text:p>
          </table:table-cell>
          <table:table-cell office:value-type="string">
            <text:p>PH (Arterial)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tassium</text:p>
          </table:table-cell>
          <table:table-cell table:number-columns-repeated="2" office:value-type="float" office:value="829">
            <text:p>829</text:p>
          </table:table-cell>
          <table:table-cell office:value-type="string">
            <text:p>Potassium (3.5-5.3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535">
            <text:p>1535</text:p>
          </table:table-cell>
          <table:table-cell office:value-type="string">
            <text:p>Potassium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792">
            <text:p>3792</text:p>
          </table:table-cell>
          <table:table-cell office:value-type="string">
            <text:p>Potassium <text:s/>(3.5-5.3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7464">
            <text:p>227464</text:p>
          </table:table-cell>
          <table:table-cell office:value-type="string">
            <text:p>Potassium (whole blood)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4">
          <table:table-cell office:value-type="string">
            <text:p>Pressure Medications</text:p>
          </table:table-cell>
          <table:table-cell office:value-type="float" office:value="43">
            <text:p>43</text:p>
          </table:table-cell>
          <table:table-cell office:value-type="float" office:value="30043">
            <text:p>30043</text:p>
          </table:table-cell>
          <table:table-cell office:value-type="string">
            <text:p>Dopamine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1662">
            <text:p>221662</text:p>
          </table:table-cell>
          <table:table-cell office:value-type="string">
            <text:p>Dopamine</text:p>
          </table:table-cell>
          <table:table-cell office:value-type="string">
            <text:p>Medicatio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30044">
            <text:p>30044</text:p>
          </table:table-cell>
          <table:table-cell office:value-type="string">
            <text:p>Epinephrine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1289">
            <text:p>221289</text:p>
          </table:table-cell>
          <table:table-cell office:value-type="string">
            <text:p>Epinephrine</text:p>
          </table:table-cell>
          <table:table-cell office:value-type="string">
            <text:p>Medicatio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30046">
            <text:p>30046</text:p>
          </table:table-cell>
          <table:table-cell office:value-type="string">
            <text:p>Isuprel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7692">
            <text:p>227692</text:p>
          </table:table-cell>
          <table:table-cell office:value-type="string">
            <text:p>Isuprel</text:p>
          </table:table-cell>
          <table:table-cell office:value-type="string">
            <text:p>Medicatio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30047">
            <text:p>30047</text:p>
          </table:table-cell>
          <table:table-cell office:value-type="string">
            <text:p>Levophed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30051">
            <text:p>30051</text:p>
          </table:table-cell>
          <table:table-cell office:value-type="string">
            <text:p>Vasopressin</text:p>
          </table:table-cell>
          <table:table-cell/>
          <table:table-cell office:value-type="string">
            <text:p>MED <text:s/></text:p>
          </table:table-cell>
          <table:table-cell table:style-name="ce11" office:value-type="string">
            <text:p>SLOITEMLABEL:D5W</text:p>
          </table:table-cell>
          <table:table-cell table:number-columns-repeated="1017"/>
        </table:table-row>
        <table:table-row table:style-name="ro25">
          <table:table-cell table:number-columns-repeated="2"/>
          <table:table-cell office:value-type="float" office:value="222315">
            <text:p>222315</text:p>
          </table:table-cell>
          <table:table-cell office:value-type="string">
            <text:p>Vasopressin</text:p>
          </table:table-cell>
          <table:table-cell office:value-type="string">
            <text:p>Medications</text:p>
          </table:table-cell>
          <table:table-cell office:value-type="string">
            <text:p>METAVISION</text:p>
          </table:table-cell>
          <table:table-cell table:style-name="ce11" office:value-type="string">
            <text:p>SOLITEMLABEL:NaCL 0.09%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30119">
            <text:p>30119</text:p>
          </table:table-cell>
          <table:table-cell office:value-type="string">
            <text:p>Epinephrine-k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30120">
            <text:p>30120</text:p>
          </table:table-cell>
          <table:table-cell office:value-type="string">
            <text:p>Levophed-k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30127">
            <text:p>30127</text:p>
          </table:table-cell>
          <table:table-cell office:value-type="string">
            <text:p>Neosynephrine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30128">
            <text:p>30128</text:p>
          </table:table-cell>
          <table:table-cell office:value-type="string">
            <text:p>Neosynephrine-k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float" office:value="30307">
            <text:p>30307</text:p>
          </table:table-cell>
          <table:table-cell office:value-type="string">
            <text:p>Dopamine Drip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float" office:value="30309">
            <text:p>30309</text:p>
          </table:table-cell>
          <table:table-cell office:value-type="string">
            <text:p>Epinephrine Drip</text:p>
          </table:table-cell>
          <table:table-cell/>
          <table:table-cell office:value-type="string">
            <text:p>M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0">
          <table:table-cell office:value-type="string">
            <text:p>Pulmonary Arterial Pressure (PAP)</text:p>
          </table:table-cell>
          <table:table-cell table:number-columns-repeated="2" office:value-type="float" office:value="491">
            <text:p>491</text:p>
          </table:table-cell>
          <table:table-cell office:value-type="string">
            <text:p>PAP Mean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float" office:value="220061">
            <text:p>220061</text:p>
          </table:table-cell>
          <table:table-cell office:value-type="string">
            <text:p>Pulmonary Artery Pressure mean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26">
          <table:table-cell/>
          <table:table-cell table:number-columns-repeated="2" office:value-type="float" office:value="492">
            <text:p>492</text:p>
          </table:table-cell>
          <table:table-cell office:value-type="string">
            <text:p>PAP S/D (value1 -systoli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5">
          <table:table-cell/>
          <table:table-cell table:number-columns-repeated="2" office:value-type="float" office:value="492">
            <text:p>492</text:p>
          </table:table-cell>
          <table:table-cell office:value-type="string">
            <text:p>PAP S/D (value2 -diastoli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float" office:value="220059">
            <text:p>220059</text:p>
          </table:table-cell>
          <table:table-cell office:value-type="string">
            <text:p>Pulmonary Artery Pressure Systolic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float" office:value="220060">
            <text:p>220060</text:p>
          </table:table-cell>
          <table:table-cell office:value-type="string">
            <text:p>Pulmonary Artery Pressure Diastolic</text:p>
          </table:table-cell>
          <table:table-cell office:value-type="string">
            <text:p>Hemodynamic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5">
          <table:table-cell office:value-type="string">
            <text:p>Respiration Rate</text:p>
          </table:table-cell>
          <table:table-cell table:number-columns-repeated="2" office:value-type="float" office:value="614">
            <text:p>614</text:p>
          </table:table-cell>
          <table:table-cell office:value-type="string">
            <text:p>Resp Rate (Spont)</text:p>
          </table:table-cell>
          <table:table-cell/>
          <table:table-cell office:value-type="string">
            <text:p>CHART</text:p>
          </table:table-cell>
          <table:table-cell table:style-name="ce11"/>
          <table:table-cell table:number-columns-repeated="1017"/>
        </table:table-row>
        <table:table-row table:style-name="ro25">
          <table:table-cell table:number-columns-repeated="2"/>
          <table:table-cell office:value-type="float" office:value="224689">
            <text:p>224689</text:p>
          </table:table-cell>
          <table:table-cell office:value-type="string">
            <text:p>Respiratory Rate (spontaneous)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style-name="ce11"/>
          <table:table-cell table:number-columns-repeated="1017"/>
        </table:table-row>
        <table:table-row table:style-name="ro25">
          <table:table-cell/>
          <table:table-cell table:number-columns-repeated="2" office:value-type="float" office:value="615">
            <text:p>615</text:p>
          </table:table-cell>
          <table:table-cell office:value-type="string">
            <text:p>Resp Rate (Total)</text:p>
          </table:table-cell>
          <table:table-cell/>
          <table:table-cell office:value-type="string">
            <text:p>CHART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24690">
            <text:p>224690</text:p>
          </table:table-cell>
          <table:table-cell office:value-type="string">
            <text:p>Respiratory Rate (Total)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number-columns-repeated="2" office:value-type="float" office:value="618">
            <text:p>618</text:p>
          </table:table-cell>
          <table:table-cell office:value-type="string">
            <text:p>Respiratory Rat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653">
            <text:p>653</text:p>
          </table:table-cell>
          <table:table-cell office:value-type="string">
            <text:p>Spont. Resp. Rat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635">
            <text:p>1635</text:p>
          </table:table-cell>
          <table:table-cell office:value-type="string">
            <text:p>HIGH Resp Rat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884">
            <text:p>1884</text:p>
          </table:table-cell>
          <table:table-cell office:value-type="string">
            <text:p>Spont Resp rat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337">
            <text:p>3337</text:p>
          </table:table-cell>
          <table:table-cell office:value-type="string">
            <text:p>Breath Rate</text:p>
          </table:table-cell>
          <table:table-cell/>
          <table:table-cell office:value-type="string">
            <text:p>CHART</text:p>
          </table:table-cell>
          <table:table-cell table:style-name="ce11"/>
          <table:table-cell table:number-columns-repeated="1017"/>
        </table:table-row>
        <table:table-row table:style-name="ro1">
          <table:table-cell/>
          <table:table-cell table:number-columns-repeated="2" office:value-type="float" office:value="3603">
            <text:p>3603</text:p>
          </table:table-cell>
          <table:table-cell office:value-type="string">
            <text:p>Resp Rate</text:p>
          </table:table-cell>
          <table:table-cell/>
          <table:table-cell office:value-type="string">
            <text:p>CHART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office:value-type="float" office:value="220210">
            <text:p>220210</text:p>
          </table:table-cell>
          <table:table-cell office:value-type="string">
            <text:p>Respiratory Rate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dium</text:p>
          </table:table-cell>
          <table:table-cell table:number-columns-repeated="2" office:value-type="float" office:value="837">
            <text:p>837</text:p>
          </table:table-cell>
          <table:table-cell office:value-type="string">
            <text:p>Sodium (135-148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1536">
            <text:p>1536</text:p>
          </table:table-cell>
          <table:table-cell office:value-type="string">
            <text:p>Sodium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803">
            <text:p>3803</text:p>
          </table:table-cell>
          <table:table-cell office:value-type="string">
            <text:p>Sodium <text:s/>(135-148)</text:p>
          </table:table-cell>
          <table:table-cell office:value-type="string">
            <text:p>Chemistr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6534">
            <text:p>226534</text:p>
          </table:table-cell>
          <table:table-cell office:value-type="string">
            <text:p>Sodium (whole blood)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mperature</text:p>
          </table:table-cell>
          <table:table-cell table:style-name="ce8" office:value-type="float" office:value="676">
            <text:p>676</text:p>
          </table:table-cell>
          <table:table-cell office:value-type="float" office:value="676">
            <text:p>676</text:p>
          </table:table-cell>
          <table:table-cell office:value-type="string">
            <text:p>Temperature C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677">
            <text:p>677</text:p>
          </table:table-cell>
          <table:table-cell office:value-type="float" office:value="677">
            <text:p>677</text:p>
          </table:table-cell>
          <table:table-cell office:value-type="string">
            <text:p>Temperature C (cal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678">
            <text:p>678</text:p>
          </table:table-cell>
          <table:table-cell office:value-type="float" office:value="678">
            <text:p>678</text:p>
          </table:table-cell>
          <table:table-cell office:value-type="string">
            <text:p>Temperature F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679">
            <text:p>679</text:p>
          </table:table-cell>
          <table:table-cell office:value-type="float" office:value="679">
            <text:p>679</text:p>
          </table:table-cell>
          <table:table-cell office:value-type="string">
            <text:p>Temperature F (calc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3761">
            <text:p>223761</text:p>
          </table:table-cell>
          <table:table-cell office:value-type="string">
            <text:p>Temperature Fahrenheit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3762">
            <text:p>223762</text:p>
          </table:table-cell>
          <table:table-cell office:value-type="string">
            <text:p>Temperature Celsius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27">
          <table:table-cell table:number-columns-repeated="2"/>
          <table:table-cell office:value-type="float" office:value="226181">
            <text:p>226181</text:p>
          </table:table-cell>
          <table:table-cell office:value-type="string">
            <text:p>Temperature Celsius (calc)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style-name="ce11" office:value-type="string">
            <text:p>no record in chartevents</text:p>
          </table:table-cell>
          <table:table-cell table:number-columns-repeated="1017"/>
        </table:table-row>
        <table:table-row table:style-name="ro28">
          <table:table-cell table:number-columns-repeated="2"/>
          <table:table-cell office:value-type="float" office:value="226182">
            <text:p>226182</text:p>
          </table:table-cell>
          <table:table-cell office:value-type="string">
            <text:p>Temperature Fahrenheit (calc)</text:p>
          </table:table-cell>
          <table:table-cell office:value-type="string">
            <text:p>Routine Vital Signs</text:p>
          </table:table-cell>
          <table:table-cell office:value-type="string">
            <text:p>METAVISION</text:p>
          </table:table-cell>
          <table:table-cell table:style-name="ce11" office:value-type="string">
            <text:p>no record in chartev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6">
          <table:table-cell office:value-type="string">
            <text:p>Urine Output</text:p>
          </table:table-cell>
          <table:table-cell office:value-type="float" office:value="26">
            <text:p>26</text:p>
          </table:table-cell>
          <table:table-cell office:value-type="float" office:value="40027">
            <text:p>40027</text:p>
          </table:table-cell>
          <table:table-cell office:value-type="string">
            <text:p>Urine Out Total</text:p>
          </table:table-cell>
          <table:table-cell/>
          <table:table-cell office:value-type="string">
            <text:p>IO</text:p>
          </table:table-cell>
          <table:table-cell table:style-name="ce11" office:value-type="string">
            <text:p>no record in ioevents, in v2.6 totalbalevents, not in v3.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62">
            <text:p>3462</text:p>
          </table:table-cell>
          <table:table-cell office:value-type="float" office:value="43463">
            <text:p>43463</text:p>
          </table:table-cell>
          <table:table-cell office:value-type="string">
            <text:p>urine</text:p>
          </table:table-cell>
          <table:table-cell/>
          <table:table-cell office:value-type="string">
            <text:p>IO</text:p>
          </table:table-cell>
          <table:table-cell table:number-columns-repeated="1018"/>
        </table:table-row>
        <table:table-row table:style-name="ro29">
          <table:table-cell/>
          <table:table-cell office:value-type="float" office:value="3165">
            <text:p>3165</text:p>
          </table:table-cell>
          <table:table-cell office:value-type="float" office:value="43166">
            <text:p>43166</text:p>
          </table:table-cell>
          <table:table-cell office:value-type="string">
            <text:p>Urine Output Total</text:p>
          </table:table-cell>
          <table:table-cell/>
          <table:table-cell office:value-type="string">
            <text:p>IO</text:p>
          </table:table-cell>
          <table:table-cell table:style-name="ce11" office:value-type="string">
            <text:p>no record in ioevents, in v2.6 totalbalevents, not in v3.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75">
            <text:p>3175</text:p>
          </table:table-cell>
          <table:table-cell office:value-type="float" office:value="43176">
            <text:p>43176</text:p>
          </table:table-cell>
          <table:table-cell office:value-type="string">
            <text:p>Urine .</text:p>
          </table:table-cell>
          <table:table-cell/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3">
            <text:p>3053</text:p>
          </table:table-cell>
          <table:table-cell office:value-type="float" office:value="43054">
            <text:p>43054</text:p>
          </table:table-cell>
          <table:table-cell office:value-type="string">
            <text:p>URINE OUT</text:p>
          </table:table-cell>
          <table:table-cell/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19">
            <text:p>3519</text:p>
          </table:table-cell>
          <table:table-cell office:value-type="float" office:value="43520">
            <text:p>43520</text:p>
          </table:table-cell>
          <table:table-cell office:value-type="string">
            <text:p>urine amnt</text:p>
          </table:table-cell>
          <table:table-cell/>
          <table:table-cell office:value-type="string">
            <text:p>I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6568">
            <text:p>226568</text:p>
          </table:table-cell>
          <table:table-cell office:value-type="string">
            <text:p>Total Urine Output</text:p>
          </table:table-cell>
          <table:table-cell office:value-type="string">
            <text:p>Fluid Balance</text:p>
          </table:table-cell>
          <table:table-cell office:value-type="string">
            <text:p>METAVISION</text:p>
          </table:table-cell>
          <table:table-cell table:style-name="ce11" office:value-type="string">
            <text:p>no record foun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6641">
            <text:p>226641</text:p>
          </table:table-cell>
          <table:table-cell office:value-type="string">
            <text:p>Interval Urine Output</text:p>
          </table:table-cell>
          <table:table-cell office:value-type="string">
            <text:p>Fluid Balance</text:p>
          </table:table-cell>
          <table:table-cell office:value-type="string">
            <text:p>METAVISION</text:p>
          </table:table-cell>
          <table:table-cell table:style-name="ce11" office:value-type="string">
            <text:p>no record foun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26627">
            <text:p>226627</text:p>
          </table:table-cell>
          <table:table-cell office:value-type="string">
            <text:p>OR Urine</text:p>
          </table:table-cell>
          <table:table-cell office:value-type="string">
            <text:p>Output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6631">
            <text:p>226631</text:p>
          </table:table-cell>
          <table:table-cell office:value-type="string">
            <text:p>PACU Urine</text:p>
          </table:table-cell>
          <table:table-cell office:value-type="string">
            <text:p>Output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ntilators</text:p>
          </table:table-cell>
          <table:table-cell table:style-name="ce8" office:value-type="float" office:value="39">
            <text:p>39</text:p>
          </table:table-cell>
          <table:table-cell office:value-type="float" office:value="39">
            <text:p>39</text:p>
          </table:table-cell>
          <table:table-cell office:value-type="string">
            <text:p>Airway Siz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7568">
            <text:p>227568</text:p>
          </table:table-cell>
          <table:table-cell office:value-type="string">
            <text:p>AIRWAY SIZE (MM)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style-name="ce11" office:value-type="string">
            <text:p>no record found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office:value-type="float" office:value="227569">
            <text:p>227569</text:p>
          </table:table-cell>
          <table:table-cell office:value-type="string">
            <text:p>Airway Size (mm)/Location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style-name="ce11" office:value-type="string">
            <text:p>no record found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505">
            <text:p>505</text:p>
          </table:table-cell>
          <table:table-cell office:value-type="float" office:value="505">
            <text:p>505</text:p>
          </table:table-cell>
          <table:table-cell office:value-type="string">
            <text:p>PEEP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06">
            <text:p>506</text:p>
          </table:table-cell>
          <table:table-cell office:value-type="float" office:value="506">
            <text:p>506</text:p>
          </table:table-cell>
          <table:table-cell office:value-type="string">
            <text:p>PEEP Set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0339">
            <text:p>220339</text:p>
          </table:table-cell>
          <table:table-cell office:value-type="string">
            <text:p>PEEP set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35">
            <text:p>535</text:p>
          </table:table-cell>
          <table:table-cell office:value-type="float" office:value="535">
            <text:p>535</text:p>
          </table:table-cell>
          <table:table-cell office:value-type="string">
            <text:p>Peak Insp. Pressur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4695">
            <text:p>224695</text:p>
          </table:table-cell>
          <table:table-cell office:value-type="string">
            <text:p>Peak Insp. Pressure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43">
            <text:p>543</text:p>
          </table:table-cell>
          <table:table-cell office:value-type="float" office:value="543">
            <text:p>543</text:p>
          </table:table-cell>
          <table:table-cell office:value-type="string">
            <text:p>Plateau Pressur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4696">
            <text:p>224696</text:p>
          </table:table-cell>
          <table:table-cell office:value-type="string">
            <text:p>Plateau Pressure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44">
            <text:p>544</text:p>
          </table:table-cell>
          <table:table-cell office:value-type="float" office:value="544">
            <text:p>544</text:p>
          </table:table-cell>
          <table:table-cell office:value-type="string">
            <text:p>Plateau Time (7200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545">
            <text:p>545</text:p>
          </table:table-cell>
          <table:table-cell office:value-type="float" office:value="545">
            <text:p>545</text:p>
          </table:table-cell>
          <table:table-cell office:value-type="string">
            <text:p>Plateau-Off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619">
            <text:p>619</text:p>
          </table:table-cell>
          <table:table-cell office:value-type="float" office:value="619">
            <text:p>619</text:p>
          </table:table-cell>
          <table:table-cell office:value-type="string">
            <text:p>Respiratory Rate Set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4688">
            <text:p>224688</text:p>
          </table:table-cell>
          <table:table-cell office:value-type="string">
            <text:p>Respiratory Rate Set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683">
            <text:p>683</text:p>
          </table:table-cell>
          <table:table-cell office:value-type="float" office:value="683">
            <text:p>683</text:p>
          </table:table-cell>
          <table:table-cell office:value-type="string">
            <text:p>Tidal Volume (Set)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4684">
            <text:p>224684</text:p>
          </table:table-cell>
          <table:table-cell office:value-type="string">
            <text:p>Tidal Volume (set)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720">
            <text:p>720</text:p>
          </table:table-cell>
          <table:table-cell office:value-type="float" office:value="720">
            <text:p>720</text:p>
          </table:table-cell>
          <table:table-cell office:value-type="string">
            <text:p>Ventilator Mod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3849">
            <text:p>223849</text:p>
          </table:table-cell>
          <table:table-cell office:value-type="string">
            <text:p>Ventilator Mode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style-name="ce11" office:value-type="string">
            <text:p>no record found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721">
            <text:p>721</text:p>
          </table:table-cell>
          <table:table-cell office:value-type="float" office:value="721">
            <text:p>721</text:p>
          </table:table-cell>
          <table:table-cell office:value-type="string">
            <text:p>Ventilator No.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722">
            <text:p>722</text:p>
          </table:table-cell>
          <table:table-cell office:value-type="float" office:value="722">
            <text:p>722</text:p>
          </table:table-cell>
          <table:table-cell office:value-type="string">
            <text:p>Ventilator Type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office:value-type="float" office:value="223848">
            <text:p>223848</text:p>
          </table:table-cell>
          <table:table-cell office:value-type="string">
            <text:p>Ventilator Type</text:p>
          </table:table-cell>
          <table:table-cell office:value-type="string">
            <text:p>Respiratory</text:p>
          </table:table-cell>
          <table:table-cell office:value-type="string">
            <text:p>METAVISION</text:p>
          </table:table-cell>
          <table:table-cell table:style-name="ce11" office:value-type="string">
            <text:p>no record found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float" office:value="732">
            <text:p>732</text:p>
          </table:table-cell>
          <table:table-cell office:value-type="float" office:value="732">
            <text:p>732</text:p>
          </table:table-cell>
          <table:table-cell office:value-type="string">
            <text:p>Waveform-Vent</text:p>
          </table:table-cell>
          <table:table-cell/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0">
          <table:table-cell office:value-type="string">
            <text:p>White Blood Cell Count (WBC)</text:p>
          </table:table-cell>
          <table:table-cell table:style-name="ce8" office:value-type="float" office:value="861">
            <text:p>861</text:p>
          </table:table-cell>
          <table:table-cell office:value-type="float" office:value="861">
            <text:p>861</text:p>
          </table:table-cell>
          <table:table-cell office:value-type="string">
            <text:p>WBC (4-11000)</text:p>
          </table:table-cell>
          <table:table-cell office:value-type="string">
            <text:p>Hematology</text:p>
          </table:table-cell>
          <table:table-cell office:value-type="string">
            <text:p>CHART</text:p>
          </table:table-cell>
          <table:table-cell table:number-columns-repeated="250"/>
          <table:table-cell table:style-name="ce14"/>
          <table:table-cell table:number-columns-repeated="767"/>
        </table:table-row>
        <table:table-row table:style-name="ro1">
          <table:table-cell/>
          <table:table-cell table:style-name="ce8" office:value-type="float" office:value="1127">
            <text:p>1127</text:p>
          </table:table-cell>
          <table:table-cell office:value-type="float" office:value="1127">
            <text:p>1127</text:p>
          </table:table-cell>
          <table:table-cell office:value-type="string">
            <text:p>WBC <text:s text:c="2"/>(4-11000)</text:p>
          </table:table-cell>
          <table:table-cell office:value-type="string">
            <text:p>Hematology</text:p>
          </table:table-cell>
          <table:table-cell office:value-type="string">
            <text:p>CHART</text:p>
          </table:table-cell>
          <table:table-cell table:number-columns-repeated="250"/>
          <table:table-cell table:style-name="ce14"/>
          <table:table-cell table:number-columns-repeated="767"/>
        </table:table-row>
        <table:table-row table:style-name="ro1">
          <table:table-cell/>
          <table:table-cell table:style-name="ce8" office:value-type="float" office:value="1542">
            <text:p>1542</text:p>
          </table:table-cell>
          <table:table-cell office:value-type="float" office:value="1542">
            <text:p>1542</text:p>
          </table:table-cell>
          <table:table-cell office:value-type="string">
            <text:p>WBC</text:p>
          </table:table-cell>
          <table:table-cell office:value-type="string">
            <text:p>Hematology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float" office:value="4200">
            <text:p>4200</text:p>
          </table:table-cell>
          <table:table-cell office:value-type="float" office:value="4200">
            <text:p>4200</text:p>
          </table:table-cell>
          <table:table-cell office:value-type="string">
            <text:p>WBC 4.0-11.0</text:p>
          </table:table-cell>
          <table:table-cell office:value-type="string">
            <text:p>Heme/Coag</text:p>
          </table:table-cell>
          <table:table-cell office:value-type="string">
            <text:p>CHART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float" office:value="220546">
            <text:p>220546</text:p>
          </table:table-cell>
          <table:table-cell office:value-type="string">
            <text:p>WBC</text:p>
          </table:table-cell>
          <table:table-cell office:value-type="string">
            <text:p>Labs</text:p>
          </table:table-cell>
          <table:table-cell office:value-type="string">
            <text:p>METAVISION</text:p>
          </table:table-cell>
          <table:table-cell table:number-columns-repeated="1018"/>
        </table:table-row>
        <table:table-row table:style-name="ro1" table:number-rows-repeated="1048376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heet2" table:style-name="ta2">
        <table:table-column table:style-name="co10" table:default-cell-style-name="ce6"/>
        <table:table-column table:style-name="co9" table:number-columns-repeated="1023" table:default-cell-style-name="ce6"/>
        <table:table-row table:style-name="ro17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0" table:default-cell-style-name="ce6"/>
        <table:table-column table:style-name="co9" table:number-columns-repeated="1023" table:default-cell-style-name="ce6"/>
        <table:table-row table:style-name="ro17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.7874in" fo:margin-top="0.7874in" fo:margin-bottom="0.7874in" fo:margin-left="0.7874in" fo:margin-right="0.7874in" style:print-page-order="ltr" style:first-page-number="1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="0.7874in" fo:margin-top="0.7874in" fo:margin-bottom="0.7874in" fo:margin-left="0.7874in" fo:margin-right="0.7874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lena Piao</meta:initial-creator>
    <dc:creator>Lu Shen</dc:creator>
    <meta:creation-date>2014-12-23T18:32:53Z</meta:creation-date>
    <dc:date>2015-01-13T19:26:45</dc:date>
    <meta:editing-cycles>39</meta:editing-cycles>
    <meta:editing-duration>PT15H12M26S</meta:editing-duration>
    <meta:document-statistic meta:table-count="3" meta:cell-count="818" meta:object-count="0"/>
  </office:meta>
</office:document-meta>
</file>